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7cm" style:page-number="auto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Normal_20__28_Web_29_">
      <loext:graphic-properties draw:fill="solid" draw:fill-color="#ffffff"/>
      <style:paragraph-properties fo:margin-top="0.494cm" fo:margin-bottom="0.494cm" loext:contextual-spacing="false" fo:background-color="#ffffff"/>
      <style:text-properties officeooo:paragraph-rsid="000051b6"/>
    </style:style>
    <style:style style:name="P2" style:family="paragraph" style:parent-style-name="Normal_20__28_Web_29_">
      <loext:graphic-properties draw:fill="solid" draw:fill-color="#ffffff"/>
      <style:paragraph-properties fo:margin-top="0.494cm" fo:margin-bottom="0.494cm" loext:contextual-spacing="false" fo:background-color="#ffffff"/>
      <style:text-properties officeooo:paragraph-rsid="0004fe7f"/>
    </style:style>
    <style:style style:name="P3" style:family="paragraph" style:parent-style-name="Standard">
      <style:text-properties officeooo:paragraph-rsid="000051b6"/>
    </style:style>
    <style:style style:name="P4" style:family="paragraph" style:parent-style-name="Standard">
      <style:paragraph-properties fo:text-align="center" style:justify-single-word="false"/>
      <style:text-properties officeooo:paragraph-rsid="000324e8"/>
    </style:style>
    <style:style style:name="P5" style:family="paragraph" style:parent-style-name="Standard">
      <style:text-properties style:font-name="Calibri1" fo:font-size="11pt" officeooo:paragraph-rsid="000051b6" style:font-size-asian="11pt" style:font-size-complex="11pt"/>
    </style:style>
    <style:style style:name="P6" style:family="paragraph" style:parent-style-name="Standard">
      <style:text-properties style:font-name="Calibri1" officeooo:paragraph-rsid="000051b6"/>
    </style:style>
    <style:style style:name="P7" style:family="paragraph" style:parent-style-name="Standard">
      <style:text-properties style:font-name="Calibri1" officeooo:rsid="0002a9a3" officeooo:paragraph-rsid="0002a9a3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6pt" officeooo:rsid="000051b6" officeooo:paragraph-rsid="000051b6" style:font-size-asian="16pt" style:font-size-complex="16pt"/>
    </style:style>
    <style:style style:name="P9" style:family="paragraph" style:parent-style-name="Standard">
      <style:text-properties style:font-name="Calibri1" fo:font-weight="bold" officeooo:rsid="000118af" officeooo:paragraph-rsid="000118af" style:font-weight-asian="bold" style:font-weight-complex="bold"/>
    </style:style>
    <style:style style:name="P10" style:family="paragraph" style:parent-style-name="Standard">
      <style:text-properties style:font-name="Calibri1" fo:font-weight="bold" officeooo:paragraph-rsid="000051b6" style:font-weight-asian="bold" style:font-weight-complex="bold"/>
    </style:style>
    <style:style style:name="P11" style:family="paragraph" style:parent-style-name="Standard">
      <style:text-properties fo:font-weight="bold" officeooo:paragraph-rsid="000051b6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051b6" style:font-size-asian="10pt" style:font-size-complex="10pt"/>
    </style:style>
    <style:style style:name="T4" style:family="text">
      <style:text-properties fo:font-size="10pt" officeooo:rsid="000118af" style:font-size-asian="10pt" style:font-size-complex="10pt"/>
    </style:style>
    <style:style style:name="T5" style:family="text">
      <style:text-properties fo:font-size="10pt" officeooo:rsid="000324e8" style:font-size-asian="10pt" style:font-size-complex="1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222222" style:font-name="Calibri" fo:font-style="normal" style:font-style-asian="normal" style:font-name-complex="Calibri2"/>
    </style:style>
    <style:style style:name="T8" style:family="text">
      <style:text-properties fo:color="#222222" fo:font-style="normal" style:font-style-asian="normal" style:font-name-complex="Calibri2"/>
    </style:style>
    <style:style style:name="T9" style:family="text">
      <style:text-properties fo:color="#222222" style:font-name="Calibri1" fo:font-style="normal" style:font-style-asian="normal" style:font-name-complex="Calibri2"/>
    </style:style>
    <style:style style:name="T10" style:family="text">
      <style:text-properties fo:color="#222222" style:font-name="Calibri1" fo:font-style="normal" officeooo:rsid="000324e8" style:font-style-asian="normal" style:font-name-complex="Calibri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0051b6"/>
    </style:style>
    <style:style style:name="T13" style:family="text">
      <style:text-properties style:font-name="Calibri1"/>
    </style:style>
    <style:style style:name="T14" style:family="text">
      <style:text-properties style:font-name="Calibri1" officeooo:rsid="000118af"/>
    </style:style>
    <style:style style:name="T15" style:family="text">
      <style:text-properties style:font-name="Calibri1" fo:font-style="italic" officeooo:rsid="0002a9a3" style:font-style-asian="italic" style:font-style-complex="italic"/>
    </style:style>
    <style:style style:name="T16" style:family="text">
      <style:text-properties officeooo:rsid="000118af"/>
    </style:style>
    <style:style style:name="T17" style:family="text">
      <style:text-properties officeooo:rsid="0002a9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8">Pedro Sánchez.</text:p>
          </table:table-cell>
        </table:table-row>
      </table:table>
      <text:p text:style-name="P4"><text:span text:style-name="T4">23</text:span><text:span text:style-name="T2"> </text:span><text:span text:style-name="T4">Horchata Avenue </text:span><text:span text:style-name="T2">, </text:span><text:span text:style-name="T4">Alboraya</text:span><text:span text:style-name="T2"> 0</text:span><text:span text:style-name="T4">5643</text:span><text:span text:style-name="T2"> · </text:span><text:span text:style-name="T4">342</text:span><text:span text:style-name="T2">-</text:span><text:span text:style-name="T4">765</text:span><text:span text:style-name="T2">-</text:span><text:span text:style-name="T4">5643</text:span><text:span text:style-name="T5"> · </text:span><text:span text:style-name="T2"><text:s/></text:span><text:span text:style-name="T3">piter</text:span><text:span text:style-name="T2">@email.com</text:span></text:p>
      <text:p text:style-name="P5"/>
      <text:p text:style-name="P6"><text:span text:style-name="T6"><text:s/></text:span></text:p>
      <text:p text:style-name="P5"/>
      <text:p text:style-name="P5"/>
      <text:p text:style-name="P6"><text:span text:style-name="T12">October</text:span> <text:span text:style-name="T12">05</text:span>, 2020</text:p>
      <text:p text:style-name="P6"/>
      <text:p text:style-name="P9">Verizon</text:p>
      <text:p text:style-name="P10">Manager, Human Resources</text:p>
      <text:p text:style-name="P11"><text:span text:style-name="T14">820</text:span><text:span text:style-name="T13"> <text:s/>Sunland Park Dr Ste B</text:span></text:p>
      <text:p text:style-name="P11"><text:span text:style-name="T13">El Paso, TX </text:span><text:span text:style-name="T14">820</text:span></text:p>
      <text:p text:style-name="P6"/>
      <text:p text:style-name="P6">Dear recruiter team,</text:p>
      <text:p text:style-name="P1"><text:span text:style-name="Emphasis"><text:span text:style-name="T9">I must confess the enormous illusion of having received your offer.</text:span></text:span><text:span text:style-name="Emphasis"><text:span text:style-name="T10"> </text:span></text:span><text:span text:style-name="Emphasis"><text:span text:style-name="T9">I consider myself an ideal candidate because of my passion in everything related to the sector.</text:span></text:span><text:span text:style-name="Emphasis"><text:span text:style-name="T10"> </text:span></text:span><text:span text:style-name="Emphasis"><text:span text:style-name="T9">And more in the leading company in the USA.</text:span></text:span></text:p>
      <text:p text:style-name="P2"><text:span text:style-name="Emphasis"><text:span text:style-name="T9">My extensive experience in the world of Operations Support Systems can be easily traced by consulting leading companies such as Cisco or IBM.</text:span></text:span></text:p>
      <text:p text:style-name="P2"><text:span text:style-name="Emphasis"><text:span text:style-name="T9">In addition, my current occupation as a research professor at MIT is the ideal complement to develop the skills that you need.</text:span></text:span><text:span text:style-name="Emphasis"><text:span text:style-name="T10"> </text:span></text:span><text:span text:style-name="Emphasis"><text:span text:style-name="T9">I am, for example, a great collaborator in the development of some of the most used Linux systems.</text:span></text:span></text:p>
      <text:p text:style-name="P1"><text:span text:style-name="Emphasis"><text:span text:style-name="T9">I enclose my resume hoping to get your answer, wanting to start.</text:span></text:span></text:p>
      <text:p text:style-name="P6"/>
      <text:p text:style-name="P6">Sincerely,</text:p>
      <text:p text:style-name="P6"/>
      <text:p text:style-name="P3"><text:span text:style-name="T15">Pedro Sánchez</text:span><text:span text:style-name="T13"> (signature hard copy letter)</text:span></text:p>
      <text:p text:style-name="P6"/>
      <text:p text:style-name="P7">Pedro Sánchez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5T14:23:17.594000000</meta:creation-date>
    <dc:date>2020-10-05T15:12:44.676000000</dc:date>
    <meta:editing-duration>PT19M4S</meta:editing-duration>
    <meta:editing-cycles>3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16" meta:word-count="152" meta:character-count="895" meta:non-whitespace-character-count="755"/>
  </office:meta>
</office:document-meta>
</file>